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che de préparation du débat - Séance 6</text:h>
      <text:p text:style-name="Text_20_body"><text:span text:style-name="Strong_20_Emphasis">Should we use AI tools at school?</text:span></text:p>
      <text:p text:style-name="Horizontal_20_Line"/>
      <text:h text:style-name="Heading_20_2" text:outline-level="2">Phase 1 : Constitution des groupes (5 min)</text:h>
      <text:p text:style-name="Text_20_body"><text:span text:style-name="Strong_20_Emphasis">Votre position</text:span> (assigned by teacher):</text:p>
      <text:p text:style-name="Text_20_body">☐ <text:span text:style-name="Strong_20_Emphasis">FOR</text:span> - AI should be used at school<text:line-break/>☐ <text:span text:style-name="Strong_20_Emphasis">AGAINST</text:span> - AI should NOT be used at school</text:p>
      <text:p text:style-name="Text_20_body"><text:span text:style-name="Strong_20_Emphasis">Group members:</text:span></text:p>
      <text:list xml:id="list4234320544" text:style-name="L1">
        <text:list-item>
          <text:p text:style-name="P1"/>
        </text:list-item>
        <text:list-item>
          <text:p text:style-name="P1"/>
        </text:list-item>
        <text:list-item>
          <text:p text:style-name="P1"/>
        </text:list-item>
        <text:list-item>
          <text:p text:style-name="P1"/>
        </text:list-item>
      </text:list>
      <text:p text:style-name="Horizontal_20_Line"/>
      <text:h text:style-name="Heading_20_2" text:outline-level="2">Phase 2 : Preparation (25 min)</text:h>
      <text:h text:style-name="Heading_20_3" text:outline-level="3">Find 3 arguments to support your position</text:h>
      <text:p text:style-name="Text_20_body"><text:span text:style-name="Strong_20_Emphasis">Argument 1:</text:span></text:p>
      <text:p text:style-name="Text_20_body">Main idea: _________________________________________________________________</text:p>
      <text:p text:style-name="Horizontal_20_Line"/>
      <text:p text:style-name="Text_20_body">Example or explanation: _________________________________________________________________</text:p>
      <text:p text:style-name="Horizontal_20_Line"/>
      <text:p text:style-name="Text_20_body"><text:span text:style-name="Strong_20_Emphasis">Argument 2:</text:span></text:p>
      <text:p text:style-name="Text_20_body">Main idea: _________________________________________________________________</text:p>
      <text:p text:style-name="Horizontal_20_Line"/>
      <text:p text:style-name="Text_20_body">Example or explanation: _________________________________________________________________</text:p>
      <text:p text:style-name="Horizontal_20_Line"/>
      <text:p text:style-name="Text_20_body"><text:span text:style-name="Strong_20_Emphasis">Argument 3:</text:span></text:p>
      <text:p text:style-name="Text_20_body">Main idea: _________________________________________________________________</text:p>
      <text:p text:style-name="Horizontal_20_Line"/>
      <text:p text:style-name="Text_20_body"><text:soft-page-break/>Example or explanation: _________________________________________________________________</text:p>
      <text:p text:style-name="Horizontal_20_Line"/>
      <text:p text:style-name="Horizontal_20_Line"/>
      <text:h text:style-name="Heading_20_2" text:outline-level="2">Useful vocabulary bank</text:h>
      <text:h text:style-name="Heading_20_3" text:outline-level="3">General terms</text:h>
      <text:list xml:id="list400720769" text:style-name="L2">
        <text:list-item>
          <text:p text:style-name="P3">helpful / dangerous </text:p>
        </text:list-item>
        <text:list-item>
          <text:p text:style-name="P3">cheat / learn </text:p>
        </text:list-item>
        <text:list-item>
          <text:p text:style-name="P3">lazy / efficient </text:p>
        </text:list-item>
        <text:list-item>
          <text:p text:style-name="P3">replace / help </text:p>
        </text:list-item>
        <text:list-item>
          <text:p text:style-name="P3">creative / copy </text:p>
        </text:list-item>
        <text:list-item>
          <text:p text:style-name="P3">skills / knowledge </text:p>
        </text:list-item>
        <text:list-item>
          <text:p text:style-name="P2">foundational / advanced </text:p>
        </text:list-item>
      </text:list>
      <text:h text:style-name="Heading_20_2" text:outline-level="2">Useful sentence structures</text:h>
      <text:h text:style-name="Heading_20_3" text:outline-level="3">Expressing opinion</text:h>
      <text:list xml:id="list3343084078" text:style-name="L5">
        <text:list-item>
          <text:p text:style-name="P9">We think that... </text:p>
        </text:list-item>
        <text:list-item>
          <text:p text:style-name="P9">In our opinion... </text:p>
        </text:list-item>
        <text:list-item>
          <text:p text:style-name="P9">We believe... </text:p>
        </text:list-item>
        <text:list-item>
          <text:p text:style-name="P8">We are convinced that... </text:p>
        </text:list-item>
      </text:list>
      <text:h text:style-name="Heading_20_3" text:outline-level="3">Giving examples</text:h>
      <text:list xml:id="list3807264933" text:style-name="L6">
        <text:list-item>
          <text:p text:style-name="P11">For example... </text:p>
        </text:list-item>
        <text:list-item>
          <text:p text:style-name="P11">For instance... </text:p>
        </text:list-item>
        <text:list-item>
          <text:p text:style-name="P11">A good example is... </text:p>
        </text:list-item>
        <text:list-item>
          <text:p text:style-name="P10">This is the case when... </text:p>
        </text:list-item>
      </text:list>
      <text:h text:style-name="Heading_20_3" text:outline-level="3">Using modals</text:h>
      <text:list xml:id="list2842015681" text:style-name="L7">
        <text:list-item>
          <text:p text:style-name="P13">AI can / cannot... </text:p>
        </text:list-item>
        <text:list-item>
          <text:p text:style-name="P13">Students should / shouldn't... </text:p>
        </text:list-item>
        <text:list-item>
          <text:p text:style-name="P13">Teachers must / mustn't... </text:p>
        </text:list-item>
        <text:list-item>
          <text:p text:style-name="P12">We might / could... </text:p>
        </text:list-item>
      </text:list>
      <text:h text:style-name="Heading_20_3" text:outline-level="3">Adding arguments</text:h>
      <text:list xml:id="list1535260051" text:style-name="L8">
        <text:list-item>
          <text:p text:style-name="P15">First, / Firstly, </text:p>
        </text:list-item>
        <text:list-item>
          <text:p text:style-name="P15">Also, / Moreover, </text:p>
        </text:list-item>
        <text:list-item>
          <text:p text:style-name="P15">Furthermore, </text:p>
        </text:list-item>
        <text:list-item>
          <text:p text:style-name="P14">In addition, </text:p>
        </text:list-item>
      </text:list>
      <text:h text:style-name="Heading_20_3" text:outline-level="3"><text:soft-page-break/>Contrasting</text:h>
      <text:list xml:id="list1884458664" text:style-name="L9">
        <text:list-item>
          <text:p text:style-name="P17">However, </text:p>
        </text:list-item>
        <text:list-item>
          <text:p text:style-name="P17">But... </text:p>
        </text:list-item>
        <text:list-item>
          <text:p text:style-name="P17">On the other hand, </text:p>
        </text:list-item>
        <text:list-item>
          <text:p text:style-name="P16">Although... </text:p>
        </text:list-item>
      </text:list>
      <text:p text:style-name="Horizontal_20_Line"/>
      <text:h text:style-name="Heading_20_2" text:outline-level="2">Notes during the debate</text:h>
      <text:p text:style-name="Text_20_body">Listen to the OPPOSITE side and write down their arguments:</text:p>
      <text:p text:style-name="Text_20_body"><text:span text:style-name="Strong_20_Emphasis">Argument 1:</text:span> _________________________________________________________________</text:p>
      <text:p text:style-name="Text_20_body"><text:span text:style-name="Strong_20_Emphasis">Argument 2:</text:span> _________________________________________________________________</text:p>
      <text:p text:style-name="Text_20_body"><text:span text:style-name="Strong_20_Emphasis">Argument 3:</text:span> _________________________________________________________________</text:p>
      <text:p text:style-name="Text_20_body"><text:span text:style-name="Strong_20_Emphasis">Which argument do you find most convincing? Why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09:23:14.260099133</meta:creation-date>
    <dc:date>2025-10-04T09:56:14.070362258</dc:date>
    <meta:editing-duration>PT9M8S</meta:editing-duration>
    <meta:editing-cycles>1</meta:editing-cycles>
    <meta:document-statistic meta:table-count="0" meta:image-count="0" meta:object-count="0" meta:page-count="3" meta:paragraph-count="62" meta:word-count="246" meta:character-count="1855" meta:non-whitespace-character-count="1671"/>
    <meta:generator>LibreOffice/7.3.7.2$Linux_X86_64 LibreOffice_project/30$Build-2</meta:generator>
  </office:meta>
</office:document-meta>
</file>